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 style:data-style-name="N100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 style:data-style-name="N100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 style:data-style-name="N100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 style:data-style-name="N100">
      <style:table-cell-properties fo:background-color="#007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 style:data-style-name="N100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 style:data-style-name="N100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 style:data-style-name="N100">
      <style:table-cell-properties fo:background-color="#75717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fo:background-color="#26262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 style:data-style-name="N100">
      <style:table-cell-properties fo:background-color="#92d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 style:data-style-name="N100">
      <style:table-cell-properties fo:background-color="#ff2f9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7" style:family="table-cell" style:parent-style-name="Default" style:data-style-name="N100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8" style:family="table-cell" style:parent-style-name="Default" style:data-style-name="N100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9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20" style:family="table-cell" style:parent-style-name="Default" style:data-style-name="N100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21" style:family="table-cell" style:parent-style-name="Default" style:data-style-name="N100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22" style:family="table-cell" style:parent-style-name="Default" style:data-style-name="N100">
      <style:table-cell-properties fo:background-color="#007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23" style:family="table-cell" style:parent-style-name="Default" style:data-style-name="N100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24" style:family="table-cell" style:parent-style-name="Default" style:data-style-name="N100">
      <style:table-cell-properties fo:background-color="#ff2f9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25" style:family="table-cell" style:parent-style-name="Default" style:data-style-name="N100">
      <style:table-cell-properties fo:background-color="#76717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26" style:family="table-cell" style:parent-style-name="Default" style:data-style-name="N100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27" style:family="table-cell" style:parent-style-name="Default">
      <style:table-cell-properties fo:background-color="#ffff00" style:diagonal-bl-tr="none" style:diagonal-tl-br="none" fo:border="0.74pt solid #000000"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office:value-type="string" calcext:value-type="string">
            <text:p>Treatment</text:p>
          </table:table-cell>
          <table:table-cell office:value-type="string" calcext:value-type="string">
            <text:p>Tank 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Time </text:p>
          </table:table-cell>
          <table:table-cell table:style-name="Default" office:value-type="string" calcext:value-type="string">
            <text:p>Fragment</text:p>
          </table:table-cell>
          <table:table-cell office:value-type="string" calcext:value-type="string">
            <text:p>Growth 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08</text:p>
          </table:table-cell>
          <table:table-cell office:value-type="float" office:value="21.2210462039487" calcext:value-type="float">
            <text:p>21.221046203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15</text:p>
          </table:table-cell>
          <table:table-cell table:style-name="ce27" office:value-type="float" office:value="13.8497862812945" calcext:value-type="float">
            <text:p>13.849786281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18</text:p>
          </table:table-cell>
          <table:table-cell office:value-type="float" office:value="33.4972521880725" calcext:value-type="float">
            <text:p>33.497252188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19</text:p>
          </table:table-cell>
          <table:table-cell office:value-type="float" office:value="5.52208426623245" calcext:value-type="float">
            <text:p>5.522084266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20</text:p>
          </table:table-cell>
          <table:table-cell office:value-type="float" office:value="10.957256258905" calcext:value-type="float">
            <text:p>10.957256258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27</text:p>
          </table:table-cell>
          <table:table-cell office:value-type="float" office:value="24.3376755546509" calcext:value-type="float">
            <text:p>24.337675554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34</text:p>
          </table:table-cell>
          <table:table-cell office:value-type="float" office:value="45.7319356808467" calcext:value-type="float">
            <text:p>45.731935680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37</text:p>
          </table:table-cell>
          <table:table-cell office:value-type="float" office:value="37.2967636881742" calcext:value-type="float">
            <text:p>37.296763688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43</text:p>
          </table:table-cell>
          <table:table-cell office:value-type="float" office:value="38.85956084172" calcext:value-type="float">
            <text:p>38.859560841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046</text:p>
          </table:table-cell>
          <table:table-cell office:value-type="float" office:value="11.6484836148993" calcext:value-type="float">
            <text:p>11.648483614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49</text:p>
          </table:table-cell>
          <table:table-cell office:value-type="float" office:value="26.8993595608417" calcext:value-type="float">
            <text:p>26.899359560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8</text:p>
          </table:table-cell>
          <table:table-cell office:value-type="float" office:value="25.3014451455323" calcext:value-type="float">
            <text:p>25.301445145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1</text:p>
          </table:table-cell>
          <table:table-cell office:value-type="float" office:value="32.8072460818237" calcext:value-type="float">
            <text:p>32.807246081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5</text:p>
          </table:table-cell>
          <table:table-cell office:value-type="float" office:value="44.649094239772" calcext:value-type="float">
            <text:p>44.649094239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091</text:p>
          </table:table-cell>
          <table:table-cell office:value-type="float" office:value="18.590067168736" calcext:value-type="float">
            <text:p>18.590067168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09" calcext:value-type="float">
            <text:p>109</text:p>
          </table:table-cell>
          <table:table-cell office:value-type="float" office:value="43.7897415021372" calcext:value-type="float">
            <text:p>43.789741502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11" calcext:value-type="float">
            <text:p>111</text:p>
          </table:table-cell>
          <table:table-cell office:value-type="float" office:value="19.9767962548341" calcext:value-type="float">
            <text:p>19.976796254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12" calcext:value-type="float">
            <text:p>112</text:p>
          </table:table-cell>
          <table:table-cell office:value-type="float" office:value="5.27824140036637" calcext:value-type="float">
            <text:p>5.278241400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14" calcext:value-type="float">
            <text:p>114</text:p>
          </table:table-cell>
          <table:table-cell office:value-type="float" office:value="3.81579483004274" calcext:value-type="float">
            <text:p>3.8157948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24" calcext:value-type="float">
            <text:p>124</text:p>
          </table:table-cell>
          <table:table-cell office:value-type="float" office:value="20.2656218196621" calcext:value-type="float">
            <text:p>20.265621819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25" calcext:value-type="float">
            <text:p>125</text:p>
          </table:table-cell>
          <table:table-cell office:value-type="float" office:value="29.9653979238754" calcext:value-type="float">
            <text:p>29.965397923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26" calcext:value-type="float">
            <text:p>126</text:p>
          </table:table-cell>
          <table:table-cell office:value-type="float" office:value="32.1119478933442" calcext:value-type="float">
            <text:p>32.111947893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29" calcext:value-type="float">
            <text:p>129</text:p>
          </table:table-cell>
          <table:table-cell table:style-name="ce27" office:value-type="float" office:value="14.6221307925509" calcext:value-type="float">
            <text:p>14.622130792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30" calcext:value-type="float">
            <text:p>130</text:p>
          </table:table-cell>
          <table:table-cell office:value-type="float" office:value="24.4150213718705" calcext:value-type="float">
            <text:p>24.415021371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32" calcext:value-type="float">
            <text:p>132</text:p>
          </table:table-cell>
          <table:table-cell office:value-type="float" office:value="20.1180541420721" calcext:value-type="float">
            <text:p>20.118054142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33" calcext:value-type="float">
            <text:p>133</text:p>
          </table:table-cell>
          <table:table-cell office:value-type="float" office:value="11.2360475754803" calcext:value-type="float">
            <text:p>11.236047575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34" calcext:value-type="float">
            <text:p>134</text:p>
          </table:table-cell>
          <table:table-cell office:value-type="float" office:value="14.7362100549562" calcext:value-type="float">
            <text:p>14.73621005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35" calcext:value-type="float">
            <text:p>135</text:p>
          </table:table-cell>
          <table:table-cell office:value-type="float" office:value="4.50213718705476" calcext:value-type="float">
            <text:p>4.502137187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37" calcext:value-type="float">
            <text:p>137</text:p>
          </table:table-cell>
          <table:table-cell office:value-type="float" office:value="10.1648687156524" calcext:value-type="float">
            <text:p>10.164868715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87" calcext:value-type="float">
            <text:p>187</text:p>
          </table:table-cell>
          <table:table-cell office:value-type="float" office:value="17.1872582943212" calcext:value-type="float">
            <text:p>17.187258294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96" calcext:value-type="float">
            <text:p>196</text:p>
          </table:table-cell>
          <table:table-cell office:value-type="float" office:value="5.05210665581111" calcext:value-type="float">
            <text:p>5.052106655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08</text:p>
          </table:table-cell>
          <table:table-cell office:value-type="float" office:value="15.3204633204633" calcext:value-type="float">
            <text:p>15.320463320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15</text:p>
          </table:table-cell>
          <table:table-cell table:style-name="ce27" office:value-type="float" office:value="4.99999999999996" calcext:value-type="float">
            <text:p>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18</text:p>
          </table:table-cell>
          <table:table-cell office:value-type="float" office:value="10.3166023166023" calcext:value-type="float">
            <text:p>10.316602316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019</text:p>
          </table:table-cell>
          <table:table-cell office:value-type="float" office:value="1.78185328185328" calcext:value-type="float">
            <text:p>1.781853281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020</text:p>
          </table:table-cell>
          <table:table-cell office:value-type="float" office:value="0.951737451737452" calcext:value-type="float">
            <text:p>0.951737451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027</text:p>
          </table:table-cell>
          <table:table-cell office:value-type="float" office:value="19.2451737451737" calcext:value-type="float">
            <text:p>19.245173745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034</text:p>
          </table:table-cell>
          <table:table-cell office:value-type="float" office:value="12.6602316602317" calcext:value-type="float">
            <text:p>12.660231660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037</text:p>
          </table:table-cell>
          <table:table-cell office:value-type="float" office:value="14.972972972973" calcext:value-type="float">
            <text:p>14.97297297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043</text:p>
          </table:table-cell>
          <table:table-cell office:value-type="float" office:value="26.2316602316602" calcext:value-type="float">
            <text:p>26.231660231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046</text:p>
          </table:table-cell>
          <table:table-cell office:value-type="float" office:value="4.0926640926641" calcext:value-type="float">
            <text:p>4.092664092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049</text:p>
          </table:table-cell>
          <table:table-cell office:value-type="float" office:value="6.61583011583012" calcext:value-type="float">
            <text:p>6.615830115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8</text:p>
          </table:table-cell>
          <table:table-cell office:value-type="float" office:value="7.08108108108107" calcext:value-type="float">
            <text:p>7.081081081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1</text:p>
          </table:table-cell>
          <table:table-cell office:value-type="float" office:value="9.72007722007721" calcext:value-type="float">
            <text:p>9.720077220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5</text:p>
          </table:table-cell>
          <table:table-cell office:value-type="float" office:value="35.1679536679536" calcext:value-type="float">
            <text:p>35.16795366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091</text:p>
          </table:table-cell>
          <table:table-cell office:value-type="float" office:value="13.7335907335907" calcext:value-type="float">
            <text:p>13.733590733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09" calcext:value-type="float">
            <text:p>109</text:p>
          </table:table-cell>
          <table:table-cell office:value-type="float" office:value="16.0733590733591" calcext:value-type="float">
            <text:p>16.073359073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11" calcext:value-type="float">
            <text:p>111</text:p>
          </table:table-cell>
          <table:table-cell office:value-type="float" office:value="8.78957528957528" calcext:value-type="float">
            <text:p>8.789575289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12" calcext:value-type="float">
            <text:p>112</text:p>
          </table:table-cell>
          <table:table-cell office:value-type="float" office:value="2.05019305019305" calcext:value-type="float">
            <text:p>2.050193050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14" calcext:value-type="float">
            <text:p>114</text:p>
          </table:table-cell>
          <table:table-cell office:value-type="float" office:value="0.81853281853282" calcext:value-type="float">
            <text:p>0.818532818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24" calcext:value-type="float">
            <text:p>124</text:p>
          </table:table-cell>
          <table:table-cell office:value-type="float" office:value="5.64092664092665" calcext:value-type="float">
            <text:p>5.640926640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25" calcext:value-type="float">
            <text:p>125</text:p>
          </table:table-cell>
          <table:table-cell office:value-type="float" office:value="4.02702702702704" calcext:value-type="float">
            <text:p>4.02702702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26" calcext:value-type="float">
            <text:p>126</text:p>
          </table:table-cell>
          <table:table-cell office:value-type="float" office:value="18.3011583011583" calcext:value-type="float">
            <text:p>18.301158301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29" calcext:value-type="float">
            <text:p>129</text:p>
          </table:table-cell>
          <table:table-cell table:style-name="ce27" office:value-type="float" office:value="3.78775510204082" calcext:value-type="float">
            <text:p>3.78775510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30" calcext:value-type="float">
            <text:p>130</text:p>
          </table:table-cell>
          <table:table-cell office:value-type="float" office:value="23.7142857142857" calcext:value-type="float">
            <text:p>23.714285714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32" calcext:value-type="float">
            <text:p>132</text:p>
          </table:table-cell>
          <table:table-cell office:value-type="float" office:value="5.19111969111968" calcext:value-type="float">
            <text:p>5.191119691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33" calcext:value-type="float">
            <text:p>133</text:p>
          </table:table-cell>
          <table:table-cell office:value-type="float" office:value="11.7027027027027" calcext:value-type="float">
            <text:p>11.702702702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34" calcext:value-type="float">
            <text:p>134</text:p>
          </table:table-cell>
          <table:table-cell office:value-type="float" office:value="16.5598455598456" calcext:value-type="float">
            <text:p>16.559845559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35" calcext:value-type="float">
            <text:p>135</text:p>
          </table:table-cell>
          <table:table-cell office:value-type="float" office:value="1.90540540540541" calcext:value-type="float">
            <text:p>1.905405405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37" calcext:value-type="float">
            <text:p>137</text:p>
          </table:table-cell>
          <table:table-cell office:value-type="float" office:value="3.00965250965251" calcext:value-type="float">
            <text:p>3.009652509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87" calcext:value-type="float">
            <text:p>187</text:p>
          </table:table-cell>
          <table:table-cell office:value-type="float" office:value="7.32625482625482" calcext:value-type="float">
            <text:p>7.326254826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96" calcext:value-type="float">
            <text:p>196</text:p>
          </table:table-cell>
          <table:table-cell office:value-type="float" office:value="2.0984555984556" calcext:value-type="float">
            <text:p>2.098455598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15</text:p>
          </table:table-cell>
          <table:table-cell table:style-name="ce27" office:value-type="float" office:value="4.08163265306123" calcext:value-type="float">
            <text:p>4.081632653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2</text:p>
          </table:table-cell>
          <table:table-cell office:value-type="float" office:value="16.1077738515901" calcext:value-type="float">
            <text:p>16.107773851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4</text:p>
          </table:table-cell>
          <table:table-cell office:value-type="float" office:value="9.65017667844523" calcext:value-type="float">
            <text:p>9.650176678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5</text:p>
          </table:table-cell>
          <table:table-cell office:value-type="float" office:value="40.6113074204947" calcext:value-type="float">
            <text:p>40.611307420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6</text:p>
          </table:table-cell>
          <table:table-cell office:value-type="float" office:value="36.404593639576" calcext:value-type="float">
            <text:p>36.404593639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10</text:p>
          </table:table-cell>
          <table:table-cell office:value-type="float" office:value="9.62897526501767" calcext:value-type="float">
            <text:p>9.62897526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14</text:p>
          </table:table-cell>
          <table:table-cell office:value-type="float" office:value="34.6166077738516" calcext:value-type="float">
            <text:p>34.616607773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22</text:p>
          </table:table-cell>
          <table:table-cell office:value-type="float" office:value="15.256183745583" calcext:value-type="float">
            <text:p>15.256183745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23</text:p>
          </table:table-cell>
          <table:table-cell office:value-type="float" office:value="11.9416961130742" calcext:value-type="float">
            <text:p>11.941696113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24</text:p>
          </table:table-cell>
          <table:table-cell office:value-type="float" office:value="19.6678445229682" calcext:value-type="float">
            <text:p>19.66784452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25</text:p>
          </table:table-cell>
          <table:table-cell office:value-type="float" office:value="16.8798586572438" calcext:value-type="float">
            <text:p>16.879858657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32</text:p>
          </table:table-cell>
          <table:table-cell office:value-type="float" office:value="34.7491166077738" calcext:value-type="float">
            <text:p>34.749116607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33</text:p>
          </table:table-cell>
          <table:table-cell office:value-type="float" office:value="34.904593639576" calcext:value-type="float">
            <text:p>34.904593639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38</text:p>
          </table:table-cell>
          <table:table-cell office:value-type="float" office:value="37.1484098939929" calcext:value-type="float">
            <text:p>37.14840989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39</text:p>
          </table:table-cell>
          <table:table-cell office:value-type="float" office:value="14.4699646643109" calcext:value-type="float">
            <text:p>14.469964664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41</text:p>
          </table:table-cell>
          <table:table-cell office:value-type="float" office:value="21.8427561837456" calcext:value-type="float">
            <text:p>21.842756183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045</text:p>
          </table:table-cell>
          <table:table-cell office:value-type="float" office:value="37.7120141342756" calcext:value-type="float">
            <text:p>37.712014134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048</text:p>
          </table:table-cell>
          <table:table-cell office:value-type="float" office:value="11.5671378091873" calcext:value-type="float">
            <text:p>11.567137809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52</text:p>
          </table:table-cell>
          <table:table-cell office:value-type="float" office:value="23.9134275618374" calcext:value-type="float">
            <text:p>23.913427561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53</text:p>
          </table:table-cell>
          <table:table-cell office:value-type="float" office:value="38.6448763250883" calcext:value-type="float">
            <text:p>38.644876325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54</text:p>
          </table:table-cell>
          <table:table-cell office:value-type="float" office:value="23.356890459364" calcext:value-type="float">
            <text:p>23.356890459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6</text:p>
          </table:table-cell>
          <table:table-cell office:value-type="float" office:value="20.7650176678445" calcext:value-type="float">
            <text:p>20.765017667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9</text:p>
          </table:table-cell>
          <table:table-cell office:value-type="float" office:value="30.8710247349823" calcext:value-type="float">
            <text:p>30.87102473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0</text:p>
          </table:table-cell>
          <table:table-cell office:value-type="float" office:value="38.7862190812721" calcext:value-type="float">
            <text:p>38.786219081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4</text:p>
          </table:table-cell>
          <table:table-cell table:style-name="ce27" office:value-type="float" office:value="1.8224852071006" calcext:value-type="float">
            <text:p>1.822485207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5</text:p>
          </table:table-cell>
          <table:table-cell office:value-type="float" office:value="47.8197879858657" calcext:value-type="float">
            <text:p>47.819787985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0</text:p>
          </table:table-cell>
          <table:table-cell office:value-type="float" office:value="52.0795053003534" calcext:value-type="float">
            <text:p>52.079505300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1</text:p>
          </table:table-cell>
          <table:table-cell table:style-name="ce27" office:value-type="float" office:value="30.3997368915617" calcext:value-type="float">
            <text:p>30.399736891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087</text:p>
          </table:table-cell>
          <table:table-cell office:value-type="float" office:value="18.9840989399293" calcext:value-type="float">
            <text:p>18.984098939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89</text:p>
          </table:table-cell>
          <table:table-cell office:value-type="float" office:value="23.8250883392226" calcext:value-type="float">
            <text:p>23.825088339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093</text:p>
          </table:table-cell>
          <table:table-cell office:value-type="float" office:value="54.2155477031802" calcext:value-type="float">
            <text:p>54.215547703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095</text:p>
          </table:table-cell>
          <table:table-cell table:style-name="ce27" office:value-type="float" office:value="13.1956399173088" calcext:value-type="float">
            <text:p>13.195639917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</text:p>
          </table:table-cell>
          <table:table-cell office:value-type="float" office:value="7.18047337278108" calcext:value-type="float">
            <text:p>7.180473372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4</text:p>
          </table:table-cell>
          <table:table-cell office:value-type="float" office:value="12.7041420118343" calcext:value-type="float">
            <text:p>12.704142011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5</text:p>
          </table:table-cell>
          <table:table-cell office:value-type="float" office:value="16.2751479289941" calcext:value-type="float">
            <text:p>16.27514792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6</text:p>
          </table:table-cell>
          <table:table-cell office:value-type="float" office:value="5.18047337278103" calcext:value-type="float">
            <text:p>5.180473372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10</text:p>
          </table:table-cell>
          <table:table-cell office:value-type="float" office:value="15.0502958579882" calcext:value-type="float">
            <text:p>15.05029585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14</text:p>
          </table:table-cell>
          <table:table-cell office:value-type="float" office:value="14.1065088757396" calcext:value-type="float">
            <text:p>14.106508875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022</text:p>
          </table:table-cell>
          <table:table-cell office:value-type="float" office:value="13.2721893491124" calcext:value-type="float">
            <text:p>13.272189349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023</text:p>
          </table:table-cell>
          <table:table-cell office:value-type="float" office:value="8.57988165680473" calcext:value-type="float">
            <text:p>8.579881656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024</text:p>
          </table:table-cell>
          <table:table-cell office:value-type="float" office:value="12.2721893491124" calcext:value-type="float">
            <text:p>12.272189349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025</text:p>
          </table:table-cell>
          <table:table-cell office:value-type="float" office:value="13.4615384615385" calcext:value-type="float">
            <text:p>13.461538461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032</text:p>
          </table:table-cell>
          <table:table-cell office:value-type="float" office:value="12.508875739645" calcext:value-type="float">
            <text:p>12.508875739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033</text:p>
          </table:table-cell>
          <table:table-cell office:value-type="float" office:value="16.6538461538462" calcext:value-type="float">
            <text:p>16.653846153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038</text:p>
          </table:table-cell>
          <table:table-cell office:value-type="float" office:value="16.0236686390532" calcext:value-type="float">
            <text:p>16.023668639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039</text:p>
          </table:table-cell>
          <table:table-cell office:value-type="float" office:value="10.3934911242604" calcext:value-type="float">
            <text:p>10.393491124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041</text:p>
          </table:table-cell>
          <table:table-cell office:value-type="float" office:value="4.18934911242599" calcext:value-type="float">
            <text:p>4.189349112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045</text:p>
          </table:table-cell>
          <table:table-cell office:value-type="float" office:value="12.7514792899408" calcext:value-type="float">
            <text:p>12.751479289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048</text:p>
          </table:table-cell>
          <table:table-cell office:value-type="float" office:value="3.35798816568049" calcext:value-type="float">
            <text:p>3.357988165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052</text:p>
          </table:table-cell>
          <table:table-cell office:value-type="float" office:value="11.9112426035503" calcext:value-type="float">
            <text:p>11.911242603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053</text:p>
          </table:table-cell>
          <table:table-cell office:value-type="float" office:value="8.0887573964497" calcext:value-type="float">
            <text:p>8.088757396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054</text:p>
          </table:table-cell>
          <table:table-cell office:value-type="float" office:value="15.8136094674556" calcext:value-type="float">
            <text:p>15.813609467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6</text:p>
          </table:table-cell>
          <table:table-cell office:value-type="float" office:value="12.1597633136095" calcext:value-type="float">
            <text:p>12.159763313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9</text:p>
          </table:table-cell>
          <table:table-cell office:value-type="float" office:value="20.715976331361" calcext:value-type="float">
            <text:p>20.715976331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0</text:p>
          </table:table-cell>
          <table:table-cell office:value-type="float" office:value="10.5650887573965" calcext:value-type="float">
            <text:p>10.565088757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5</text:p>
          </table:table-cell>
          <table:table-cell office:value-type="float" office:value="21.7130177514793" calcext:value-type="float">
            <text:p>21.713017751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</text:p>
          </table:table-cell>
          <table:table-cell office:value-type="float" office:value="17.4349112426035" calcext:value-type="float">
            <text:p>17.434911242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1</text:p>
          </table:table-cell>
          <table:table-cell office:value-type="float" office:value="8.70118343195262" calcext:value-type="float">
            <text:p>8.70118343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087</text:p>
          </table:table-cell>
          <table:table-cell office:value-type="float" office:value="5.90236686390532" calcext:value-type="float">
            <text:p>5.902366863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089</text:p>
          </table:table-cell>
          <table:table-cell office:value-type="float" office:value="7.37573964497042" calcext:value-type="float">
            <text:p>7.37573964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093</text:p>
          </table:table-cell>
          <table:table-cell office:value-type="float" office:value="11.8224852071007" calcext:value-type="float">
            <text:p>11.822485207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095</text:p>
          </table:table-cell>
          <table:table-cell office:value-type="float" office:value="8.52366863905326" calcext:value-type="float">
            <text:p>8.523668639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2</text:p>
          </table:table-cell>
          <table:table-cell office:value-type="float" office:value="6.55696202531645" calcext:value-type="float">
            <text:p>6.556962025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4</text:p>
          </table:table-cell>
          <table:table-cell office:value-type="float" office:value="1.42405063291139" calcext:value-type="float">
            <text:p>1.424050632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5</text:p>
          </table:table-cell>
          <table:table-cell office:value-type="float" office:value="28.2943037974684" calcext:value-type="float">
            <text:p>28.294303797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6</text:p>
          </table:table-cell>
          <table:table-cell office:value-type="float" office:value="20.9430379746835" calcext:value-type="float">
            <text:p>20.943037974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010</text:p>
          </table:table-cell>
          <table:table-cell office:value-type="float" office:value="10.8955696202532" calcext:value-type="float">
            <text:p>10.895569620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14</text:p>
          </table:table-cell>
          <table:table-cell office:value-type="float" office:value="10.8924050632912" calcext:value-type="float">
            <text:p>10.892405063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022</text:p>
          </table:table-cell>
          <table:table-cell office:value-type="float" office:value="4.92405063291138" calcext:value-type="float">
            <text:p>4.924050632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023</text:p>
          </table:table-cell>
          <table:table-cell office:value-type="float" office:value="2.4145569620253" calcext:value-type="float">
            <text:p>2.41455696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024</text:p>
          </table:table-cell>
          <table:table-cell office:value-type="float" office:value="7.32911392405063" calcext:value-type="float">
            <text:p>7.329113924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025</text:p>
          </table:table-cell>
          <table:table-cell office:value-type="float" office:value="6.07911392405063" calcext:value-type="float">
            <text:p>6.079113924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032</text:p>
          </table:table-cell>
          <table:table-cell office:value-type="float" office:value="15.1455696202532" calcext:value-type="float">
            <text:p>15.145569620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033</text:p>
          </table:table-cell>
          <table:table-cell office:value-type="float" office:value="14.5854430379747" calcext:value-type="float">
            <text:p>14.58544303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038</text:p>
          </table:table-cell>
          <table:table-cell office:value-type="float" office:value="18.2721518987342" calcext:value-type="float">
            <text:p>18.272151898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039</text:p>
          </table:table-cell>
          <table:table-cell office:value-type="float" office:value="2.9493670886076" calcext:value-type="float">
            <text:p>2.949367088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041</text:p>
          </table:table-cell>
          <table:table-cell office:value-type="float" office:value="7.2373417721519" calcext:value-type="float">
            <text:p>7.237341772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045</text:p>
          </table:table-cell>
          <table:table-cell office:value-type="float" office:value="14.3440366972477" calcext:value-type="float">
            <text:p>14.344036697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048</text:p>
          </table:table-cell>
          <table:table-cell office:value-type="float" office:value="3.1518987341772" calcext:value-type="float">
            <text:p>3.151898734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052</text:p>
          </table:table-cell>
          <table:table-cell office:value-type="float" office:value="9.93037974683545" calcext:value-type="float">
            <text:p>9.930379746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053</text:p>
          </table:table-cell>
          <table:table-cell office:value-type="float" office:value="19.7816455696202" calcext:value-type="float">
            <text:p>19.781645569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054</text:p>
          </table:table-cell>
          <table:table-cell office:value-type="float" office:value="10.1487341772152" calcext:value-type="float">
            <text:p>10.148734177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6</text:p>
          </table:table-cell>
          <table:table-cell office:value-type="float" office:value="11.6107594936709" calcext:value-type="float">
            <text:p>11.610759493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9</text:p>
          </table:table-cell>
          <table:table-cell office:value-type="float" office:value="31.6455696202532" calcext:value-type="float">
            <text:p>31.645569620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0</text:p>
          </table:table-cell>
          <table:table-cell office:value-type="float" office:value="25.0664556962025" calcext:value-type="float">
            <text:p>25.066455696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5</text:p>
          </table:table-cell>
          <table:table-cell office:value-type="float" office:value="29.7025316455696" calcext:value-type="float">
            <text:p>29.702531645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0</text:p>
          </table:table-cell>
          <table:table-cell office:value-type="float" office:value="32.3006329113924" calcext:value-type="float">
            <text:p>32.300632911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1</text:p>
          </table:table-cell>
          <table:table-cell office:value-type="float" office:value="26.0822784810127" calcext:value-type="float">
            <text:p>26.08227848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087</text:p>
          </table:table-cell>
          <table:table-cell office:value-type="float" office:value="8.32278481012658" calcext:value-type="float">
            <text:p>8.322784810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089</text:p>
          </table:table-cell>
          <table:table-cell office:value-type="float" office:value="17.3575949367088" calcext:value-type="float">
            <text:p>17.357594936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093</text:p>
          </table:table-cell>
          <table:table-cell office:value-type="float" office:value="45.3291139240506" calcext:value-type="float">
            <text:p>45.329113924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095</text:p>
          </table:table-cell>
          <table:table-cell office:value-type="float" office:value="11.7974683544304" calcext:value-type="float">
            <text:p>11.797468354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3</text:p>
          </table:table-cell>
          <table:table-cell office:value-type="float" office:value="3.93528790279979" calcext:value-type="float">
            <text:p>3.935287902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11</text:p>
          </table:table-cell>
          <table:table-cell office:value-type="float" office:value="22.1687797147385" calcext:value-type="float">
            <text:p>22.168779714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12</text:p>
          </table:table-cell>
          <table:table-cell office:value-type="float" office:value="16.1735340729002" calcext:value-type="float">
            <text:p>16.173534072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26</text:p>
          </table:table-cell>
          <table:table-cell office:value-type="float" office:value="2.63909774436091" calcext:value-type="float">
            <text:p>2.639097744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28</text:p>
          </table:table-cell>
          <table:table-cell office:value-type="float" office:value="11.472530375066" calcext:value-type="float">
            <text:p>11.472530375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29</text:p>
          </table:table-cell>
          <table:table-cell office:value-type="float" office:value="21.2260961436873" calcext:value-type="float">
            <text:p>21.226096143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30</text:p>
          </table:table-cell>
          <table:table-cell office:value-type="float" office:value="11.6864764923402" calcext:value-type="float">
            <text:p>11.686476492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31</text:p>
          </table:table-cell>
          <table:table-cell office:value-type="float" office:value="13.2033808769149" calcext:value-type="float">
            <text:p>13.203380876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35</text:p>
          </table:table-cell>
          <table:table-cell office:value-type="float" office:value="22.1410459587956" calcext:value-type="float">
            <text:p>22.141045958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40</text:p>
          </table:table-cell>
          <table:table-cell office:value-type="float" office:value="14.703116745906" calcext:value-type="float">
            <text:p>14.703116745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057</text:p>
          </table:table-cell>
          <table:table-cell office:value-type="float" office:value="23.1170100369784" calcext:value-type="float">
            <text:p>23.11701003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58</text:p>
          </table:table-cell>
          <table:table-cell office:value-type="float" office:value="17.1735340729002" calcext:value-type="float">
            <text:p>17.173534072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59</text:p>
          </table:table-cell>
          <table:table-cell office:value-type="float" office:value="24.7643951399894" calcext:value-type="float">
            <text:p>24.7643951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0</text:p>
          </table:table-cell>
          <table:table-cell office:value-type="float" office:value="17.5464870575806" calcext:value-type="float">
            <text:p>17.546487057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2</text:p>
          </table:table-cell>
          <table:table-cell office:value-type="float" office:value="13.6273111463286" calcext:value-type="float">
            <text:p>13.627311146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3</text:p>
          </table:table-cell>
          <table:table-cell office:value-type="float" office:value="44.3464566929134" calcext:value-type="float">
            <text:p>44.346456692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5</text:p>
          </table:table-cell>
          <table:table-cell office:value-type="float" office:value="13.0802958267301" calcext:value-type="float">
            <text:p>13.080295826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3</text:p>
          </table:table-cell>
          <table:table-cell office:value-type="float" office:value="15.7871104067618" calcext:value-type="float">
            <text:p>15.787110406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8</text:p>
          </table:table-cell>
          <table:table-cell office:value-type="float" office:value="29.3457474907554" calcext:value-type="float">
            <text:p>29.345747490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9</text:p>
          </table:table-cell>
          <table:table-cell office:value-type="float" office:value="29.8518225039619" calcext:value-type="float">
            <text:p>29.85182250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2</text:p>
          </table:table-cell>
          <table:table-cell table:style-name="ce2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3</text:p>
          </table:table-cell>
          <table:table-cell table:style-name="ce27" office:value-type="float" office:value="26.6666666666667" calcext:value-type="float">
            <text:p>26.666666666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4</text:p>
          </table:table-cell>
          <table:table-cell table:style-name="ce2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088</text:p>
          </table:table-cell>
          <table:table-cell office:value-type="float" office:value="16.5919175911252" calcext:value-type="float">
            <text:p>16.591917591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090</text:p>
          </table:table-cell>
          <table:table-cell office:value-type="float" office:value="14.5921817221342" calcext:value-type="float">
            <text:p>14.592181722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092</text:p>
          </table:table-cell>
          <table:table-cell office:value-type="float" office:value="18.2823560486001" calcext:value-type="float">
            <text:p>18.282356048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096</text:p>
          </table:table-cell>
          <table:table-cell office:value-type="float" office:value="8.31801373481247" calcext:value-type="float">
            <text:p>8.318013734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8</text:p>
          </table:table-cell>
          <table:table-cell office:value-type="float" office:value="3.57518796992481" calcext:value-type="float">
            <text:p>3.575187969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0</text:p>
          </table:table-cell>
          <table:table-cell office:value-type="float" office:value="3.57894736842104" calcext:value-type="float">
            <text:p>3.578947368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6</text:p>
          </table:table-cell>
          <table:table-cell office:value-type="float" office:value="5.00751879699248" calcext:value-type="float">
            <text:p>5.00751879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189</text:p>
          </table:table-cell>
          <table:table-cell office:value-type="float" office:value="3.33458646616541" calcext:value-type="float">
            <text:p>3.334586466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</text:p>
          </table:table-cell>
          <table:table-cell office:value-type="float" office:value="0.511536444677507" calcext:value-type="float">
            <text:p>0.511536444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011</text:p>
          </table:table-cell>
          <table:table-cell office:value-type="float" office:value="8.99292081803881" calcext:value-type="float">
            <text:p>8.99292081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12</text:p>
          </table:table-cell>
          <table:table-cell office:value-type="float" office:value="6.46591504981647" calcext:value-type="float">
            <text:p>6.465915049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026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028</text:p>
          </table:table-cell>
          <table:table-cell office:value-type="float" office:value="2.96224436287362" calcext:value-type="float">
            <text:p>2.962244362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029</text:p>
          </table:table-cell>
          <table:table-cell office:value-type="float" office:value="9.2747771368642" calcext:value-type="float">
            <text:p>9.274777136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030</text:p>
          </table:table-cell>
          <table:table-cell office:value-type="float" office:value="4.09307813319349" calcext:value-type="float">
            <text:p>4.093078133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031</text:p>
          </table:table-cell>
          <table:table-cell office:value-type="float" office:value="4.94677503932878" calcext:value-type="float">
            <text:p>4.946775039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035</text:p>
          </table:table-cell>
          <table:table-cell office:value-type="float" office:value="6.89238845144355" calcext:value-type="float">
            <text:p>6.892388451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040</text:p>
          </table:table-cell>
          <table:table-cell office:value-type="float" office:value="3.10854745673834" calcext:value-type="float">
            <text:p>3.108547456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057</text:p>
          </table:table-cell>
          <table:table-cell office:value-type="float" office:value="8.94048243314108" calcext:value-type="float">
            <text:p>8.940482433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8</text:p>
          </table:table-cell>
          <table:table-cell office:value-type="float" office:value="9.69559517566859" calcext:value-type="float">
            <text:p>9.695595175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9</text:p>
          </table:table-cell>
          <table:table-cell office:value-type="float" office:value="11.8828002097535" calcext:value-type="float">
            <text:p>11.882800209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0</text:p>
          </table:table-cell>
          <table:table-cell office:value-type="float" office:value="7.84032511798635" calcext:value-type="float">
            <text:p>7.84032511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2</text:p>
          </table:table-cell>
          <table:table-cell office:value-type="float" office:value="4.23099108547457" calcext:value-type="float">
            <text:p>4.230991085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3</text:p>
          </table:table-cell>
          <table:table-cell office:value-type="float" office:value="16.7420031463031" calcext:value-type="float">
            <text:p>16.742003146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5</text:p>
          </table:table-cell>
          <table:table-cell office:value-type="float" office:value="10.8725747246985" calcext:value-type="float">
            <text:p>10.872574724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3</text:p>
          </table:table-cell>
          <table:table-cell office:value-type="float" office:value="4.73873873873873" calcext:value-type="float">
            <text:p>4.738738738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8</text:p>
          </table:table-cell>
          <table:table-cell office:value-type="float" office:value="11.2579968536969" calcext:value-type="float">
            <text:p>11.257996853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9</text:p>
          </table:table-cell>
          <table:table-cell office:value-type="float" office:value="16.1103828002098" calcext:value-type="float">
            <text:p>16.110382800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2</text:p>
          </table:table-cell>
          <table:table-cell office:value-type="float" office:value="10.2181436811746" calcext:value-type="float">
            <text:p>10.218143681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3</text:p>
          </table:table-cell>
          <table:table-cell office:value-type="float" office:value="15.6261143156791" calcext:value-type="float">
            <text:p>15.626114315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4</text:p>
          </table:table-cell>
          <table:table-cell office:value-type="float" office:value="7.75196850393702" calcext:value-type="float">
            <text:p>7.751968503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088</text:p>
          </table:table-cell>
          <table:table-cell office:value-type="float" office:value="2.90351337178816" calcext:value-type="float">
            <text:p>2.903513371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090</text:p>
          </table:table-cell>
          <table:table-cell office:value-type="float" office:value="9.20844257996855" calcext:value-type="float">
            <text:p>9.2084425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092</text:p>
          </table:table-cell>
          <table:table-cell office:value-type="float" office:value="17.0340849501835" calcext:value-type="float">
            <text:p>17.034084950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096</text:p>
          </table:table-cell>
          <table:table-cell office:value-type="float" office:value="2.32669113791295" calcext:value-type="float">
            <text:p>2.326691137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-May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89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001</text:p>
          </table:table-cell>
          <table:table-cell office:value-type="float" office:value="7.36122582047381" calcext:value-type="float">
            <text:p>7.361225820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007</text:p>
          </table:table-cell>
          <table:table-cell office:value-type="float" office:value="29.984962406015" calcext:value-type="float">
            <text:p>29.98496240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09</text:p>
          </table:table-cell>
          <table:table-cell office:value-type="float" office:value="5.77722234296892" calcext:value-type="float">
            <text:p>5.77722234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013</text:p>
          </table:table-cell>
          <table:table-cell office:value-type="float" office:value="23.5109758748098" calcext:value-type="float">
            <text:p>23.510975874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016</text:p>
          </table:table-cell>
          <table:table-cell office:value-type="float" office:value="20.9543577483156" calcext:value-type="float">
            <text:p>20.954357748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017</text:p>
          </table:table-cell>
          <table:table-cell office:value-type="float" office:value="23.564007824386" calcext:value-type="float">
            <text:p>23.564007824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021</text:p>
          </table:table-cell>
          <table:table-cell office:value-type="float" office:value="3.31203007518798" calcext:value-type="float">
            <text:p>3.312030075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036</text:p>
          </table:table-cell>
          <table:table-cell office:value-type="float" office:value="24.6873184898354" calcext:value-type="float">
            <text:p>24.687318489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042</text:p>
          </table:table-cell>
          <table:table-cell office:value-type="float" office:value="47.2618995870463" calcext:value-type="float">
            <text:p>47.26189958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044</text:p>
          </table:table-cell>
          <table:table-cell office:value-type="float" office:value="46.3723103673114" calcext:value-type="float">
            <text:p>46.372310367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047</text:p>
          </table:table-cell>
          <table:table-cell office:value-type="float" office:value="4.4548872180451" calcext:value-type="float">
            <text:p>4.45488721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050</text:p>
          </table:table-cell>
          <table:table-cell office:value-type="float" office:value="18.1054118669855" calcext:value-type="float">
            <text:p>18.10541186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051</text:p>
          </table:table-cell>
          <table:table-cell office:value-type="float" office:value="20.0841121495327" calcext:value-type="float">
            <text:p>20.084112149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23" office:value-type="string" calcext:value-type="string">
            <text:p>055</text:p>
          </table:table-cell>
          <table:table-cell office:value-type="float" office:value="29.4164312106064" calcext:value-type="float">
            <text:p>29.416431210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056</text:p>
          </table:table-cell>
          <table:table-cell office:value-type="float" office:value="22.4822864594653" calcext:value-type="float">
            <text:p>22.482286459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061</text:p>
          </table:table-cell>
          <table:table-cell office:value-type="float" office:value="23.3551401869159" calcext:value-type="float">
            <text:p>23.355140186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064</text:p>
          </table:table-cell>
          <table:table-cell office:value-type="float" office:value="18.1793088459031" calcext:value-type="float">
            <text:p>18.179308845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067</text:p>
          </table:table-cell>
          <table:table-cell office:value-type="float" office:value="21.6783307976527" calcext:value-type="float">
            <text:p>21.678330797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072</text:p>
          </table:table-cell>
          <table:table-cell office:value-type="float" office:value="13.2775483590524" calcext:value-type="float">
            <text:p>13.277548359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076</text:p>
          </table:table-cell>
          <table:table-cell office:value-type="float" office:value="22.8278635079331" calcext:value-type="float">
            <text:p>22.827863507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077</text:p>
          </table:table-cell>
          <table:table-cell office:value-type="float" office:value="17.57726581178" calcext:value-type="float">
            <text:p>17.577265811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086</text:p>
          </table:table-cell>
          <table:table-cell office:value-type="float" office:value="7.24820691154097" calcext:value-type="float">
            <text:p>7.248206911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094</text:p>
          </table:table-cell>
          <table:table-cell office:value-type="float" office:value="15.672679852206" calcext:value-type="float">
            <text:p>15.672679852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28" calcext:value-type="float">
            <text:p>128</text:p>
          </table:table-cell>
          <table:table-cell office:value-type="float" office:value="7.8759398496241" calcext:value-type="float">
            <text:p>7.875939849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31" calcext:value-type="float">
            <text:p>131</text:p>
          </table:table-cell>
          <table:table-cell office:value-type="float" office:value="14.0526315789474" calcext:value-type="float">
            <text:p>14.052631578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36" calcext:value-type="float">
            <text:p>136</text:p>
          </table:table-cell>
          <table:table-cell table:style-name="ce27" office:value-type="float" office:value="-1.11111111111111" calcext:value-type="float">
            <text:p>-1.111111111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72" calcext:value-type="float">
            <text:p>172</text:p>
          </table:table-cell>
          <table:table-cell office:value-type="float" office:value="4.9812030075188" calcext:value-type="float">
            <text:p>4.981203007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74" calcext:value-type="float">
            <text:p>174</text:p>
          </table:table-cell>
          <table:table-cell office:value-type="float" office:value="6.24641148325357" calcext:value-type="float">
            <text:p>6.246411483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79" calcext:value-type="float">
            <text:p>179</text:p>
          </table:table-cell>
          <table:table-cell office:value-type="float" office:value="12.1165413533835" calcext:value-type="float">
            <text:p>12.116541353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81" calcext:value-type="float">
            <text:p>181</text:p>
          </table:table-cell>
          <table:table-cell office:value-type="float" office:value="3.68603561387066" calcext:value-type="float">
            <text:p>3.686035613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86" calcext:value-type="float">
            <text:p>186</text:p>
          </table:table-cell>
          <table:table-cell office:value-type="float" office:value="4.29323308270679" calcext:value-type="float">
            <text:p>4.293233082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88" calcext:value-type="float">
            <text:p>188</text:p>
          </table:table-cell>
          <table:table-cell office:value-type="float" office:value="13.0225563909775" calcext:value-type="float">
            <text:p>13.02255639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90" calcext:value-type="float">
            <text:p>190</text:p>
          </table:table-cell>
          <table:table-cell office:value-type="float" office:value="4.34928229665072" calcext:value-type="float">
            <text:p>4.349282296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001</text:p>
          </table:table-cell>
          <table:table-cell office:value-type="float" office:value="3.20445969125215" calcext:value-type="float">
            <text:p>3.204459691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007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009</text:p>
          </table:table-cell>
          <table:table-cell office:value-type="float" office:value="2.48782161234992" calcext:value-type="float">
            <text:p>2.487821612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013</text:p>
          </table:table-cell>
          <table:table-cell office:value-type="float" office:value="10.831217838765" calcext:value-type="float">
            <text:p>10.831217838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016</text:p>
          </table:table-cell>
          <table:table-cell office:value-type="float" office:value="10.7581475128645" calcext:value-type="float">
            <text:p>10.758147512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017</text:p>
          </table:table-cell>
          <table:table-cell office:value-type="float" office:value="10.1581475128645" calcext:value-type="float">
            <text:p>10.158147512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021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036</text:p>
          </table:table-cell>
          <table:table-cell office:value-type="float" office:value="7.24288164665523" calcext:value-type="float">
            <text:p>7.242881646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042</text:p>
          </table:table-cell>
          <table:table-cell table:style-name="ce27" office:value-type="float" office:value="5.28571428571428" calcext:value-type="float">
            <text:p>5.285714285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044</text:p>
          </table:table-cell>
          <table:table-cell office:value-type="float" office:value="3.59588336192109" calcext:value-type="float">
            <text:p>3.595883361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047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050</text:p>
          </table:table-cell>
          <table:table-cell office:value-type="float" office:value="5.6926243567753" calcext:value-type="float">
            <text:p>5.692624356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051</text:p>
          </table:table-cell>
          <table:table-cell office:value-type="float" office:value="5.64631217838765" calcext:value-type="float">
            <text:p>5.646312178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055</text:p>
          </table:table-cell>
          <table:table-cell office:value-type="float" office:value="5.82984562607205" calcext:value-type="float">
            <text:p>5.829845626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056</text:p>
          </table:table-cell>
          <table:table-cell office:value-type="float" office:value="9.5564322469983" calcext:value-type="float">
            <text:p>9.55643224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061</text:p>
          </table:table-cell>
          <table:table-cell office:value-type="float" office:value="13.0596912521441" calcext:value-type="float">
            <text:p>13.059691252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064</text:p>
          </table:table-cell>
          <table:table-cell office:value-type="float" office:value="9.63670668953686" calcext:value-type="float">
            <text:p>9.636706689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067</text:p>
          </table:table-cell>
          <table:table-cell office:value-type="float" office:value="6.48542024013721" calcext:value-type="float">
            <text:p>6.485420240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072</text:p>
          </table:table-cell>
          <table:table-cell office:value-type="float" office:value="2.62161234991423" calcext:value-type="float">
            <text:p>2.621612349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076</text:p>
          </table:table-cell>
          <table:table-cell office:value-type="float" office:value="6.9680960548885" calcext:value-type="float">
            <text:p>6.968096054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077</text:p>
          </table:table-cell>
          <table:table-cell office:value-type="float" office:value="14.347512864494" calcext:value-type="float">
            <text:p>14.347512864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086</text:p>
          </table:table-cell>
          <table:table-cell office:value-type="float" office:value="2.07142857142857" calcext:value-type="float">
            <text:p>2.071428571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094</text:p>
          </table:table-cell>
          <table:table-cell office:value-type="float" office:value="4.36432246998285" calcext:value-type="float">
            <text:p>4.3643224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28" calcext:value-type="float">
            <text:p>128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31" calcext:value-type="float">
            <text:p>131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36" calcext:value-type="float">
            <text:p>136</text:p>
          </table:table-cell>
          <table:table-cell table:style-name="ce27"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72" calcext:value-type="float">
            <text:p>172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74" calcext:value-type="float">
            <text:p>174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79" calcext:value-type="float">
            <text:p>179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81" calcext:value-type="float">
            <text:p>181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86" calcext:value-type="float">
            <text:p>186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88" calcext:value-type="float">
            <text:p>188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-Apr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90" calcext:value-type="float">
            <text:p>190</text:p>
          </table:table-cell>
          <table:table-cell office:value-type="string" calcext:value-type="string">
            <text:p>NA</text:p>
          </table:table-cell>
        </table:table-row>
      </table:table>
      <table:named-expressions/>
      <table:database-ranges>
        <table:database-range table:name="__Anonymous_Sheet_DB__0" table:target-range-address="Sheet1.B1:Sheet1.B28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 style:data-style-name="N2" text:time-value="09:18:03.135480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08:34:01.576431112</meta:creation-date>
    <dc:date>2017-05-31T09:49:15.451950766</dc:date>
    <meta:editing-duration>PT1H2M37S</meta:editing-duration>
    <meta:editing-cycles>10</meta:editing-cycles>
    <meta:generator>LibreOffice/5.1.6.2$Linux_X86_64 LibreOffice_project/10m0$Build-2</meta:generator>
    <meta:document-statistic meta:table-count="1" meta:cell-count="1708" meta:object-count="0"/>
  </office:meta>
</office:document-meta>
</file>